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2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95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97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100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101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2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85" style:family="table-cell" style:parent-style-name="Default">
      <style:text-properties fo:font-style="italic" style:font-style-asian="italic" style:font-style-complex="italic"/>
    </style:style>
    <style:style style:name="ce86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7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02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4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 style:data-style-name="N108">
      <style:table-cell-properties style:vertical-align="automatic"/>
    </style:style>
    <style:style style:name="ce10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style:vertical-align="automatic"/>
    </style:style>
    <style:style style:name="ce10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0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12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114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8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12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3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126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8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9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31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6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cm"/>
    </style:style>
    <style:style style:name="ce137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38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39" style:family="table-cell" style:parent-style-name="Default">
      <style:table-cell-properties fo:border-bottom="0.018cm solid #000000" fo:border-left="none" fo:border-right="none" fo:border-top="none"/>
    </style:style>
    <style:style style:name="ce140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41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2" style:family="table-cell" style:parent-style-name="Default" style:data-style-name="N109"/>
    <style:style style:name="ce143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45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4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4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49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50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151" style:family="table-cell" style:parent-style-name="Default" style:data-style-name="N100"/>
    <style:style style:name="ce152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00">
      <style:table-cell-properties fo:border-bottom="none" fo:background-color="#ffff00" style:text-align-source="fix" style:repeat-content="false" fo:border-left="0.018cm solid #000000" fo:border-right="none" fo:border-top="none"/>
      <style:paragraph-properties fo:text-align="start" fo:margin-left="0cm"/>
    </style:style>
    <style:style style:name="ce156" style:family="table-cell" style:parent-style-name="Default" style:data-style-name="N100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start" fo:margin-left="0cm"/>
    </style:style>
    <style:style style:name="ce15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51"/>
        <table:table-column table:style-name="co21" table:default-cell-style-name="ce151"/>
        <table:table-column table:style-name="co22" table:number-columns-repeated="3" table:default-cell-style-name="ce151"/>
        <table:table-column table:style-name="co21" table:default-cell-style-name="ce151"/>
        <table:table-column table:style-name="co22" table:default-cell-style-name="ce151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42" table:number-columns-repeated="2"/>
          <table:table-cell table:style-name="ce146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43" table:number-columns-repeated="2"/>
          <table:table-cell table:style-name="ce147" table:number-columns-repeated="4"/>
          <table:table-cell table:style-name="ce152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139"/>
          <table:table-cell table:style-name="ce141"/>
          <table:table-cell table:style-name="ce141" office:value-type="string">
            <text:p>Duration</text:p>
          </table:table-cell>
          <table:table-cell table:style-name="ce144" office:value-type="string">
            <text:p>Step</text:p>
          </table:table-cell>
          <table:table-cell table:style-name="ce144" office:value-type="string">
            <text:p>Total</text:p>
          </table:table-cell>
          <table:table-cell table:style-name="ce146" table:number-columns-repeated="2"/>
          <table:table-cell table:style-name="ce146"/>
          <table:table-cell table:style-name="ce146"/>
          <table:table-cell table:number-columns-repeated="1009"/>
        </table:table-row>
        <table:table-row table:style-name="ro1">
          <table:table-cell table:number-columns-repeated="2"/>
          <table:table-cell table:style-name="ce140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45" table:formula="of:=['1. Regression Testing'.$H$3]" office:value-type="time" office:time-value="PT09H00M00S">
            <text:p>09:00</text:p>
          </table:table-cell>
          <table:table-cell table:style-name="ce145" table:formula="of:=['1. Regression Testing'.$J$3]" office:value-type="time" office:time-value="PT09H00M00S">
            <text:p>09:0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45" table:formula="of:=['2. Preparation'.$H$3]" office:value-type="time" office:time-value="PT02H10M00S">
            <text:p>02:10</text:p>
          </table:table-cell>
          <table:table-cell table:style-name="ce145" table:formula="of:=['2. Preparation'.$J$3]" office:value-type="time" office:time-value="PT11H10M00S">
            <text:p>11:1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45" table:formula="of:=['3. Final Testing'.$H$3]" office:value-type="time" office:time-value="PT04H50M00S">
            <text:p>04:50</text:p>
          </table:table-cell>
          <table:table-cell table:style-name="ce145" table:formula="of:=['3. Final Testing'.$J$3]" office:value-type="time" office:time-value="PT16H00M00S">
            <text:p>16:0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45" table:formula="of:=['4. Build'.$H$3]" office:value-type="time" office:time-value="PT00H30M00S">
            <text:p>00:30</text:p>
          </table:table-cell>
          <table:table-cell table:style-name="ce145" table:formula="of:=['4. Build'.$J$3]" office:value-type="time" office:time-value="PT16H30M00S">
            <text:p>16:3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45" table:formula="of:=['5. Installation Testing'.$H$3]" office:value-type="time" office:time-value="PT00H40M00S">
            <text:p>00:40</text:p>
          </table:table-cell>
          <table:table-cell table:style-name="ce145" table:formula="of:=['5. Installation Testing'.$J$3]" office:value-type="time" office:time-value="PT17H10M00S">
            <text:p>17:1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45" table:formula="of:=['5. Installation Testing'.$H$3]" office:value-type="time" office:time-value="PT00H40M00S">
            <text:p>00:40</text:p>
          </table:table-cell>
          <table:table-cell table:style-name="ce145" table:formula="of:=['5. Installation Testing'.$J$3]" office:value-type="time" office:time-value="PT17H10M00S">
            <text:p>17:1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45" table:formula="of:=['7. Upload'.$H$3]" office:value-type="time" office:time-value="PT01H00M00S">
            <text:p>01:00</text:p>
          </table:table-cell>
          <table:table-cell table:style-name="ce145" table:formula="of:=['7. Upload'.$J$3]" office:value-type="time" office:time-value="PT18H10M00S">
            <text:p>18:10</text:p>
          </table:table-cell>
          <table:table-cell table:style-name="ce146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40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45" table:formula="of:=['8. Finalization'.$H$3]" office:value-type="time" office:time-value="PT02H10M00S">
            <text:p>02:10</text:p>
          </table:table-cell>
          <table:table-cell table:style-name="ce145" table:formula="of:=['8. Finalization'.$J$3]" office:value-type="time" office:time-value="PT20H00M00S">
            <text:p>20:00</text:p>
          </table:table-cell>
          <table:table-cell table:style-name="ce146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42" table:number-columns-repeated="2"/>
          <table:table-cell table:style-name="ce146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43" table:number-columns-repeated="2"/>
          <table:table-cell table:style-name="ce147" table:number-columns-repeated="4"/>
          <table:table-cell table:style-name="ce152" table:number-columns-repeated="6"/>
          <table:table-cell table:style-name="ce1" table:number-columns-repeated="1003"/>
        </table:table-row>
        <table:table-row table:style-name="ro2">
          <table:table-cell table:style-name="ce61"/>
          <table:table-cell table:style-name="ce135" table:number-columns-repeated="4"/>
          <table:table-cell table:style-name="ce141" table:number-columns-repeated="2"/>
          <table:table-cell table:style-name="ce148" office:value-type="string">
            <text:p>YAT</text:p>
          </table:table-cell>
          <table:table-cell table:style-name="ce148" office:value-type="string">
            <text:p>MKY</text:p>
          </table:table-cell>
          <table:table-cell table:style-name="ce148" office:value-type="string">
            <text:p>ALAZ</text:p>
          </table:table-cell>
          <table:table-cell table:style-name="ce148" office:value-type="string">
            <text:p>NUnit</text:p>
          </table:table-cell>
          <table:table-cell table:style-name="ce153"/>
          <table:table-cell table:style-name="ce148" office:value-type="string">
            <text:p>LU.xml</text:p>
          </table:table-cell>
          <table:table-cell table:style-name="ce148" office:value-type="string">
            <text:p>.yat</text:p>
          </table:table-cell>
          <table:table-cell table:style-name="ce148" office:value-type="string">
            <text:p>.yaw</text:p>
          </table:table-cell>
          <table:table-cell table:style-name="ce153"/>
          <table:table-cell table:style-name="ce148" office:value-type="string">
            <text:p>SVN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6"/>
          <table:table-cell table:style-name="ce8" office:value-type="string">
            <text:p>:</text:p>
          </table:table-cell>
          <table:table-cell office:value-type="string">
            <text:p>YAT 2.0 Gamma 2</text:p>
          </table:table-cell>
          <table:table-cell table:number-columns-repeated="3"/>
          <table:table-cell table:style-name="ce149" office:value-type="string">
            <text:p>1.99.36</text:p>
          </table:table-cell>
          <table:table-cell table:style-name="ce150" office:value-type="string">
            <text:p>1.0.15</text:p>
          </table:table-cell>
          <table:table-cell table:style-name="ce150" office:value-type="string">
            <text:p>3.5.12</text:p>
          </table:table-cell>
          <table:table-cell table:style-name="ce150" office:value-type="string">
            <text:p>1.0.12</text:p>
          </table:table-cell>
          <table:table-cell table:style-name="ce154"/>
          <table:table-cell table:number-columns-repeated="2" table:style-name="ce155" office:value-type="string">
            <text:p>1.4.1</text:p>
          </table:table-cell>
          <table:table-cell table:style-name="ce155" office:value-type="string">
            <text:p>1.2.0</text:p>
          </table:table-cell>
          <table:table-cell table:style-name="ce154"/>
          <table:table-cell table:style-name="ce155"/>
          <table:table-cell table:style-name="ce61" table:number-columns-repeated="1003"/>
        </table:table-row>
        <table:table-row table:style-name="ro1">
          <table:table-cell table:style-name="ce61"/>
          <table:table-cell table:style-name="ce137" office:value-type="date" office:date-value="2015-06-13">
            <text:p>2015-06-13</text:p>
          </table:table-cell>
          <table:table-cell table:style-name="ce8" office:value-type="string">
            <text:p>:</text:p>
          </table:table-cell>
          <table:table-cell office:value-type="string">
            <text:p>YAT 2.0 Gamma 1''</text:p>
          </table:table-cell>
          <table:table-cell table:number-columns-repeated="3"/>
          <table:table-cell table:style-name="ce149" office:value-type="string">
            <text:p>1.99.34</text:p>
          </table:table-cell>
          <table:table-cell table:style-name="ce150" office:value-type="string">
            <text:p>1.0.13</text:p>
          </table:table-cell>
          <table:table-cell table:style-name="ce150" office:value-type="string">
            <text:p>3.5.11</text:p>
          </table:table-cell>
          <table:table-cell table:style-name="ce150" office:value-type="string">
            <text:p>1.0.10</text:p>
          </table:table-cell>
          <table:table-cell table:style-name="ce154"/>
          <table:table-cell table:number-columns-repeated="2" table:style-name="ce149" office:value-type="string">
            <text:p>1.4.1</text:p>
          </table:table-cell>
          <table:table-cell table:style-name="ce156" office:value-type="string">
            <text:p>1.2.0</text:p>
          </table:table-cell>
          <table:table-cell table:style-name="ce154"/>
          <table:table-cell table:style-name="ce149" office:value-type="string">
            <text:p>799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7" office:value-type="date" office:date-value="2015-06-07">
            <text:p>2015-06-07</text:p>
          </table:table-cell>
          <table:table-cell table:style-name="ce8" office:value-type="string">
            <text:p>:</text:p>
          </table:table-cell>
          <table:table-cell office:value-type="string">
            <text:p>YAT 2.0 Gamma 1'</text:p>
          </table:table-cell>
          <table:table-cell table:number-columns-repeated="3"/>
          <table:table-cell table:style-name="ce149" office:value-type="string">
            <text:p>1.99.33</text:p>
          </table:table-cell>
          <table:table-cell table:style-name="ce150" office:value-type="string">
            <text:p>1.0.12</text:p>
          </table:table-cell>
          <table:table-cell table:style-name="ce150" office:value-type="string">
            <text:p>3.5.10</text:p>
          </table:table-cell>
          <table:table-cell table:style-name="ce150" office:value-type="string">
            <text:p>1.0.9</text:p>
          </table:table-cell>
          <table:table-cell table:style-name="ce154"/>
          <table:table-cell table:number-columns-repeated="2" table:style-name="ce156" office:value-type="string">
            <text:p>1.4.0</text:p>
          </table:table-cell>
          <table:table-cell table:style-name="ce156" office:value-type="string">
            <text:p>1.2.0</text:p>
          </table:table-cell>
          <table:table-cell table:style-name="ce154"/>
          <table:table-cell table:style-name="ce149" office:value-type="string">
            <text:p>778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7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49" office:value-type="string">
            <text:p>1.99.32</text:p>
          </table:table-cell>
          <table:table-cell table:style-name="ce150" office:value-type="string">
            <text:p>1.0.11</text:p>
          </table:table-cell>
          <table:table-cell table:style-name="ce150" office:value-type="string">
            <text:p>3.5.9</text:p>
          </table:table-cell>
          <table:table-cell table:style-name="ce150" office:value-type="string">
            <text:p>1.0.8</text:p>
          </table:table-cell>
          <table:table-cell table:style-name="ce154"/>
          <table:table-cell table:number-columns-repeated="2" table:style-name="ce149" office:value-type="string">
            <text:p>1.4.0</text:p>
          </table:table-cell>
          <table:table-cell table:style-name="ce149" office:value-type="string">
            <text:p>1.2.0</text:p>
          </table:table-cell>
          <table:table-cell table:style-name="ce154"/>
          <table:table-cell table:style-name="ce149" office:value-type="string">
            <text:p>769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7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49" office:value-type="string">
            <text:p>1.99.30</text:p>
          </table:table-cell>
          <table:table-cell table:style-name="ce150" office:value-type="string">
            <text:p>1.0.9</text:p>
          </table:table-cell>
          <table:table-cell table:style-name="ce150" office:value-type="string">
            <text:p>3.5.7</text:p>
          </table:table-cell>
          <table:table-cell table:style-name="ce150" office:value-type="string">
            <text:p>1.0.6</text:p>
          </table:table-cell>
          <table:table-cell table:style-name="ce154"/>
          <table:table-cell table:number-columns-repeated="2" table:style-name="ce150" office:value-type="string">
            <text:p>1.3.1</text:p>
          </table:table-cell>
          <table:table-cell table:style-name="ce150" office:value-type="string">
            <text:p>1.1.1</text:p>
          </table:table-cell>
          <table:table-cell table:style-name="ce154"/>
          <table:table-cell table:style-name="ce149" office:value-type="string">
            <text:p>626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138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50" office:value-type="string">
            <text:p>1.99.28</text:p>
          </table:table-cell>
          <table:table-cell table:style-name="ce150" office:value-type="string">
            <text:p>1.0.7</text:p>
          </table:table-cell>
          <table:table-cell table:style-name="ce150" office:value-type="string">
            <text:p>3.5.5</text:p>
          </table:table-cell>
          <table:table-cell table:style-name="ce150" office:value-type="string">
            <text:p>1.0.4</text:p>
          </table:table-cell>
          <table:table-cell table:style-name="ce154"/>
          <table:table-cell table:number-columns-repeated="2" table:style-name="ce150" office:value-type="string">
            <text:p>1.3.0</text:p>
          </table:table-cell>
          <table:table-cell table:style-name="ce150" office:value-type="string">
            <text:p>1.1.0</text:p>
          </table:table-cell>
          <table:table-cell table:style-name="ce154"/>
          <table:table-cell table:style-name="ce150" office:value-type="string">
            <text:p>502</text:p>
          </table:table-cell>
          <table:table-cell table:style-name="ce61" table:number-columns-repeated="1003"/>
        </table:table-row>
        <table:table-row table:style-name="ro1">
          <table:table-cell/>
          <table:table-cell table:style-name="ce138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50" office:value-type="string">
            <text:p>1.99.26</text:p>
          </table:table-cell>
          <table:table-cell table:style-name="ce150" office:value-type="string">
            <text:p>1.0.5</text:p>
          </table:table-cell>
          <table:table-cell table:style-name="ce150" office:value-type="string">
            <text:p>3.5.3</text:p>
          </table:table-cell>
          <table:table-cell table:style-name="ce150" office:value-type="string">
            <text:p>1.0.2</text:p>
          </table:table-cell>
          <table:table-cell/>
          <table:table-cell table:style-name="ce156" office:value-type="string">
            <text:p>1.2.4</text:p>
          </table:table-cell>
          <table:table-cell table:style-name="ce156" office:value-type="string">
            <text:p>1.2.9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50" office:value-type="string">
            <text:p>1.99.25</text:p>
          </table:table-cell>
          <table:table-cell table:style-name="ce150" office:value-type="string">
            <text:p>1.0.4</text:p>
          </table:table-cell>
          <table:table-cell table:style-name="ce150" office:value-type="string">
            <text:p>3.5.2</text:p>
          </table:table-cell>
          <table:table-cell table:style-name="ce150" office:value-type="string">
            <text:p>1.0.1</text:p>
          </table:table-cell>
          <table:table-cell/>
          <table:table-cell table:style-name="ce156" office:value-type="string">
            <text:p>1.2.4</text:p>
          </table:table-cell>
          <table:table-cell table:style-name="ce150" office:value-type="string">
            <text:p>1.2.9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50" office:value-type="string">
            <text:p>1.99.24</text:p>
          </table:table-cell>
          <table:table-cell table:style-name="ce150" office:value-type="string">
            <text:p>1.0.4</text:p>
          </table:table-cell>
          <table:table-cell table:style-name="ce150" office:value-type="string">
            <text:p>3.5.2</text:p>
          </table:table-cell>
          <table:table-cell table:style-name="ce150" office:value-type="string">
            <text:p>1.0.1</text:p>
          </table:table-cell>
          <table:table-cell/>
          <table:table-cell table:style-name="ce156" office:value-type="string">
            <text:p>1.2.4</text:p>
          </table:table-cell>
          <table:table-cell table:style-name="ce150" office:value-type="string">
            <text:p>1.2.8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50" office:value-type="string">
            <text:p>1.99.23</text:p>
          </table:table-cell>
          <table:table-cell table:style-name="ce150" office:value-type="string">
            <text:p>1.0.1</text:p>
          </table:table-cell>
          <table:table-cell table:style-name="ce150" office:value-type="string">
            <text:p>3.5.0</text:p>
          </table:table-cell>
          <table:table-cell table:style-name="ce146"/>
          <table:table-cell/>
          <table:table-cell table:style-name="ce150" office:value-type="string">
            <text:p>1.2.4</text:p>
          </table:table-cell>
          <table:table-cell table:style-name="ce150" office:value-type="string">
            <text:p>1.2.7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50" office:value-type="string">
            <text:p>1.99.22</text:p>
          </table:table-cell>
          <table:table-cell table:style-name="ce150" office:value-type="string">
            <text:p>1.0.1</text:p>
          </table:table-cell>
          <table:table-cell table:style-name="ce150" office:value-type="string">
            <text:p>3.5.0</text:p>
          </table:table-cell>
          <table:table-cell table:style-name="ce146"/>
          <table:table-cell/>
          <table:table-cell table:style-name="ce156" office:value-type="string">
            <text:p>1.2.3</text:p>
          </table:table-cell>
          <table:table-cell table:style-name="ce150" office:value-type="string">
            <text:p>1.2.6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50" office:value-type="string">
            <text:p>1.99.20</text:p>
          </table:table-cell>
          <table:table-cell table:style-name="ce150" office:value-type="string">
            <text:p>1.0.0</text:p>
          </table:table-cell>
          <table:table-cell table:style-name="ce150" office:value-type="string">
            <text:p>1.2.0</text:p>
          </table:table-cell>
          <table:table-cell table:style-name="ce146"/>
          <table:table-cell/>
          <table:table-cell table:style-name="ce150" office:value-type="string">
            <text:p>1.2.3</text:p>
          </table:table-cell>
          <table:table-cell table:style-name="ce150" office:value-type="string">
            <text:p>1.2.5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50" office:value-type="string">
            <text:p>1.99.19</text:p>
          </table:table-cell>
          <table:table-cell table:style-name="ce146" table:number-columns-repeated="3"/>
          <table:table-cell/>
          <table:table-cell table:style-name="ce156" office:value-type="string">
            <text:p>1.2.2</text:p>
          </table:table-cell>
          <table:table-cell table:style-name="ce150" office:value-type="string">
            <text:p>1.2.4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50" office:value-type="string">
            <text:p>1.99.18</text:p>
          </table:table-cell>
          <table:table-cell table:style-name="ce146" table:number-columns-repeated="3"/>
          <table:table-cell/>
          <table:table-cell table:style-name="ce156" office:value-type="string">
            <text:p>1.2.2</text:p>
          </table:table-cell>
          <table:table-cell table:style-name="ce150" office:value-type="string">
            <text:p>1.2.3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50" office:value-type="string">
            <text:p>1.99.17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2.2</text:p>
          </table:table-cell>
          <table:table-cell table:style-name="ce156" office:value-type="string">
            <text:p>1.0.0</text:p>
          </table:table-cell>
          <table:table-cell/>
          <table:table-cell table:style-name="ce150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50" office:value-type="string">
            <text:p>1.99.13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2.1</text:p>
          </table:table-cell>
          <table:table-cell table:style-name="ce150" office:value-type="string">
            <text:p>1.0.0</text:p>
          </table:table-cell>
          <table:table-cell/>
          <table:table-cell table:style-name="ce150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50" office:value-type="string">
            <text:p>1.99.12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2.0</text:p>
          </table:table-cell>
          <table:table-cell table:number-columns-repeated="2"/>
          <table:table-cell table:style-name="ce150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38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50" office:value-type="string">
            <text:p>1.99.8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1.2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50" office:value-type="string">
            <text:p>1.99.3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1.1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50" office:value-type="string">
            <text:p>1.99.0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1.0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0" office:value-type="string">
            <text:p>1.0.2</text:p>
          </table:table-cell>
          <table:table-cell table:style-name="ce146" table:number-columns-repeated="3"/>
          <table:table-cell/>
          <table:table-cell table:number-columns-repeated="2" table:style-name="ce156" office:value-type="string">
            <text:p>1.0.1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0" office:value-type="string">
            <text:p>1.0.1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0.1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>
          <table:table-cell/>
          <table:table-cell table:style-name="ce138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50" office:value-type="string">
            <text:p>1.0.0</text:p>
          </table:table-cell>
          <table:table-cell table:style-name="ce146" table:number-columns-repeated="3"/>
          <table:table-cell/>
          <table:table-cell table:number-columns-repeated="2" table:style-name="ce150" office:value-type="string">
            <text:p>1.0.0</text:p>
          </table:table-cell>
          <table:table-cell table:number-columns-repeated="2"/>
          <table:table-cell table:style-name="ce146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42" table:number-columns-repeated="2"/>
          <table:table-cell table:style-name="ce146" table:number-columns-repeated="4"/>
          <table:table-cell table:number-columns-repeated="1009"/>
        </table:table-row>
        <table:table-row table:style-name="ro1" table:number-rows-repeated="98303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7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7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9]" office:value-type="string" office:string-value="1 expected warning:">
            <text:p>1 expected warning: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18]" office:value-type="string" office:string-value="32 expected warnings: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20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2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3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5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6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28]" office:value-type="string" office:string-value="156 expected errors/warnings: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29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30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31]" office:value-type="string" office:string-value="CA2214 : DoNotCallOverridableMethodsInConstructors @ 100 locations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4])+[.G35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6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7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8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0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1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2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44]" office:value-type="string" office:string-value="Expected errors/warnings: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45]" office:value-type="string" office:string-value="YAT.Gui.Test.StressTest.TestTransmissionDisplay fails automatically, successfully passes when manually started ?!?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46]" office:value-type="string" office:string-value="YAT.Model.Test.&lt;Various&gt; fail for 'OnSpecificIPv4/6Interface', install/config of &quot;TAP-Win32 Adapter&quot; is required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47]" office:value-type="string" office:string-value="YAT.Model.Test.Repeating.Perform.&lt;Any&gt;02/10TwoWay fail">
            <text:p>YAT.Model.Test.Repeating.Perform.&lt;Any&gt;02/10TwoWay f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48]" office:value-type="string" office:string-value="YAT.Settings.Test.FileVersionsTest.V1.99.13/17/18/19[01|02] fail (bugs #232 and #246 &quot;Issues with [Alternate]TolerantXmlSerializer&quot;)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3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40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40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88"/>
          <table:table-cell table:style-name="ce90" table:formula="of:=CONCATENATE([.A$3]; &quot;.&quot;; COUNTA([.B5]); &quot;.&quot;)" office:value-type="string" office:string-value="2.1.">
            <text:p>2.1.</text:p>
          </table:table-cell>
          <table:table-cell table:style-name="ce92"/>
          <table:table-cell table:style-name="ce93"/>
          <table:table-cell table:style-name="ce92" office:value-type="string">
            <text:p>Set versions</text:p>
          </table:table-cell>
          <table:table-cell table:style-name="ce92"/>
          <table:table-cell table:style-name="ce95" office:value-type="time" office:time-value="PT00H20M00S">
            <text:p>00:20</text:p>
          </table:table-cell>
          <table:table-cell table:style-name="ce97"/>
          <table:table-cell table:style-name="ce95" table:formula="of:=MAX([.I$1:.I4])+[.G5]" office:value-type="time" office:time-value="PT09H20M00S">
            <text:p>09:20</text:p>
          </table:table-cell>
          <table:table-cell table:style-name="ce97"/>
          <table:table-cell table:style-name="ce88" table:number-columns-repeated="1012"/>
          <table:table-cell table:style-name="ce89" table:number-columns-repeated="2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6]); &quot;.&quot;)" office:value-type="string" office:string-value="2.1.1.">
            <text:p>2.1.1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Ensure that product version in ALAZ.Version is different than at last release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office:value-type="string">
            <text:p>&gt; Increment makes little sense as there is are no version tags in file header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8]); &quot;.&quot;)" office:value-type="string" office:string-value="2.1.2.">
            <text:p>2.1.2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MKY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9]); &quot;.&quot;)" office:value-type="string" office:string-value="2.1.3.">
            <text:p>2.1.3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NUni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10]); &quot;.&quot;)" office:value-type="string" office:string-value="2.1.4.">
            <text:p>2.1.4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YA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Versions must be incremented to ensure proper installation/update!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12]); &quot;.&quot;)" office:value-type="string" office:string-value="2.1.5.">
            <text:p>2.1.5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name post fix in "YAT.Utilities.ApplicationInfo"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Remove 'Development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]; COUNTA([.C$6:.C14]); &quot;.&quot;)" office:value-type="string" office:string-value="2.1.6.">
            <text:p>2.1.6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MKY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lso remove 'Development', e.g. '// MKY Version 1.0.12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16]); &quot;.&quot;)" office:value-type="string" office:string-value="2.1.7.">
            <text:p>2.1.7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NUni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lso remove 'Development', e.g. '// NUnit Version 1.0.9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]; COUNTA([.C$6:.C18]); &quot;.&quot;)" office:value-type="string" office:string-value="2.1.8.">
            <text:p>2.1.8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YA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0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3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5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4])+[.G25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5]; COUNTA([.C$26:.C26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7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8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9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1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0])+[.G31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1]; COUNTA([.C$32:.C34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Build "Debug Tes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6"/>(Note that explicit tests are only enableable if no include/exclude filter is activ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9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42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1])+[.G42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2]; COUNTA([.C$43:.C43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89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5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4])+[.G45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5]; COUNTA([.C$46:.C46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opy default settings to the "YAT Local Settings" to ensure that window size is defaul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For terminals, change <text:span text:style-name="T1">radix</text:span> to ensure that IO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For workspaces, change <text:span text:style-name="T1">tile</text:span> to ensure that terminal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5]; COUNTA([.C$46:.C55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7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6])+[.G57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7]; COUNTA([.C$58:.C58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89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7]; COUNTA([.C$58:.C59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7]; COUNTA([.C$58:.C60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2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1])+[.G62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62]; COUNTA([.C$63:.C63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62]; COUNTA([.C$63:.C64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55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55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1 expected warning: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SA1409 : CSharp.Maintainability @ YAT.Model.Terminal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4])+[.G35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82" office:value-type="string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82" office:value-type="string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82" office:value-type="string">
            <text:p>YAT.Model.Test.Repeating.Perform.&lt;Any&gt;02/10TwoWay fai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82" office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2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51])+[.G52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2]; COUNTA([.C$53:.C53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0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2]; COUNTA([.C$53:.C54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6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55])+[.G56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6]; COUNTA([.C$57:.C57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56]; COUNTA([.C$57:.C61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64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8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7])+[.G68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8]; COUNTA([.C$69:.C69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71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70])+[.G71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1]; COUNTA([.C$72:.C72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50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9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78])+[.G79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79]; COUNTA([.C$80:.C80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85"/>
          <table:table-cell table:style-name="ce61" table:number-columns-repeated="2"/>
          <table:table-cell table:style-name="ce99"/>
          <table:table-cell table:style-name="ce85" office:value-type="string">
            <text:p>45 occurrences totally expected in ArgsHandler, Usb, Hid,...</text:p>
          </table:table-cell>
          <table:table-cell table:style-name="ce85"/>
          <table:table-cell table:style-name="ce100"/>
          <table:table-cell table:style-name="ce101"/>
          <table:table-cell table:style-name="ce100"/>
          <table:table-cell table:style-name="ce101"/>
          <table:table-cell table:style-name="ce85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79]; COUNTA([.C$80:.C86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5" table:default-cell-style-name="ce107"/>
        <table:table-column table:style-name="co15" table:number-columns-repeated="4" table:default-cell-style-name="ce107"/>
        <table:table-column table:style-name="co10" table:number-columns-repeated="1014" table:default-cell-style-name="ce107"/>
        <table:table-row table:style-name="ro1">
          <table:table-cell table:style-name="ce102"/>
          <table:table-cell table:style-name="ce108" table:number-columns-repeated="4"/>
          <table:table-cell table:style-name="ce120" office:value-type="string">
            <text:p>Duration</text:p>
          </table:table-cell>
          <table:table-cell table:style-name="ce122" office:value-type="string">
            <text:p>Step</text:p>
          </table:table-cell>
          <table:table-cell table:style-name="ce127"/>
          <table:table-cell table:style-name="ce122" office:value-type="string">
            <text:p>Total</text:p>
          </table:table-cell>
          <table:table-cell table:style-name="ce127"/>
          <table:table-cell table:style-name="ce108" table:number-columns-repeated="1014"/>
        </table:table-row>
        <table:table-row table:style-name="ro1">
          <table:table-cell table:style-name="ce103"/>
          <table:table-cell table:style-name="ce109" table:number-columns-repeated="4"/>
          <table:table-cell table:style-name="ce121"/>
          <table:table-cell table:style-name="ce123"/>
          <table:table-cell table:style-name="ce128"/>
          <table:table-cell table:style-name="ce123"/>
          <table:table-cell table:style-name="ce128"/>
          <table:table-cell table:style-name="ce109" table:number-columns-repeated="1014"/>
        </table:table-row>
        <table:table-row table:style-name="ro3">
          <table:table-cell table:style-name="ce104" office:value-type="float" office:value="4">
            <text:p>4.</text:p>
          </table:table-cell>
          <table:table-cell table:style-name="ce110"/>
          <table:table-cell table:style-name="ce114"/>
          <table:table-cell table:style-name="ce116"/>
          <table:table-cell table:style-name="ce110" office:value-type="string">
            <text:p>Build</text:p>
          </table:table-cell>
          <table:table-cell table:style-name="ce114"/>
          <table:table-cell table:style-name="ce124" office:value-type="time" office:time-value="PT00H00M00S">
            <text:p>00:00</text:p>
          </table:table-cell>
          <table:table-cell table:style-name="ce129" table:formula="of:=[.G3]+SUM([.G4:.G65515])" office:value-type="time" office:time-value="PT00H30M00S">
            <text:p>00:30</text:p>
          </table:table-cell>
          <table:table-cell table:style-name="ce124" table:formula="of:=['3. Final Testing'.$J$3]" office:value-type="time" office:time-value="PT16H00M00S">
            <text:p>16:00</text:p>
          </table:table-cell>
          <table:table-cell table:style-name="ce129" table:formula="of:=MAX([.I4:.I65515])" office:value-type="time" office:time-value="PT16H30M00S">
            <text:p>16:30</text:p>
          </table:table-cell>
          <table:table-cell table:style-name="ce133" table:number-columns-repeated="1014"/>
        </table:table-row>
        <table:table-row table:style-name="ro1">
          <table:table-cell table:style-name="ce105"/>
          <table:table-cell table:style-name="ce111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 table:style-name="ce106"/>
          <table:table-cell table:style-name="ce112" table:formula="of:=CONCATENATE([.A$3]; &quot;.&quot;; COUNTA([.B5]); &quot;.&quot;)" office:value-type="string" office:string-value="4.1.">
            <text:p>4.1.</text:p>
          </table:table-cell>
          <table:table-cell table:style-name="ce115"/>
          <table:table-cell table:style-name="ce118"/>
          <table:table-cell table:style-name="ce115" office:value-type="string">
            <text:p>Finalize release notes</text:p>
          </table:table-cell>
          <table:table-cell table:style-name="ce115"/>
          <table:table-cell table:style-name="ce126" office:value-type="time" office:time-value="PT00H00M00S">
            <text:p>00:00</text:p>
          </table:table-cell>
          <table:table-cell table:style-name="ce131"/>
          <table:table-cell table:style-name="ce126" table:formula="of:=MAX([.I$1:.I4])+[.G5]" office:value-type="time" office:time-value="PT16H00M00S">
            <text:p>16:00</text:p>
          </table:table-cell>
          <table:table-cell table:style-name="ce131"/>
          <table:table-cell table:style-name="ce106"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5]; COUNTA([.C$6:.C6]); &quot;.&quot;)" office:value-type="string" office:string-value="4.1.1.">
            <text:p>4.1.1.</text:p>
          </table:table-cell>
          <table:table-cell table:style-name="ce119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5]; COUNTA([.C$6:.C7]); &quot;.&quot;)" office:value-type="string" office:string-value="4.1.2.">
            <text:p>4.1.2.</text:p>
          </table:table-cell>
          <table:table-cell table:style-name="ce119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5]; COUNTA([.C$6:.C8]); &quot;.&quot;)" office:value-type="string" office:string-value="4.1.3.">
            <text:p>4.1.3.</text:p>
          </table:table-cell>
          <table:table-cell table:style-name="ce119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5]; COUNTA([.C$6:.C9]); &quot;.&quot;)" office:value-type="string" office:string-value="4.1.4.">
            <text:p>4.1.4.</text:p>
          </table:table-cell>
          <table:table-cell table:style-name="ce119" office:value-type="string">
            <text:p></text:p>
          </table:table-cell>
          <table:table-cell office:value-type="string">
            <text:p>Update the road map if necessary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 table:style-name="ce106"/>
          <table:table-cell table:style-name="ce112" table:formula="of:=CONCATENATE([.A$3]; &quot;.&quot;; COUNTA([.B$5:.B11]); &quot;.&quot;)" office:value-type="string" office:string-value="4.2.">
            <text:p>4.2.</text:p>
          </table:table-cell>
          <table:table-cell table:style-name="ce115"/>
          <table:table-cell table:style-name="ce118"/>
          <table:table-cell table:style-name="ce115" office:value-type="string">
            <text:p>Prepare package directory</text:p>
          </table:table-cell>
          <table:table-cell table:style-name="ce115"/>
          <table:table-cell table:style-name="ce126" office:value-type="time" office:time-value="PT00H10M00S">
            <text:p>00:10</text:p>
          </table:table-cell>
          <table:table-cell table:style-name="ce131"/>
          <table:table-cell table:style-name="ce126" table:formula="of:=MAX([.I$1:.I10])+[.G11]" office:value-type="time" office:time-value="PT16H10M00S">
            <text:p>16:10</text:p>
          </table:table-cell>
          <table:table-cell table:style-name="ce132"/>
          <table:table-cell table:style-name="ce106"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11]; COUNTA([.C$12:.C12]); &quot;.&quot;)" office:value-type="string" office:string-value="4.2.1.">
            <text:p>4.2.1.</text:p>
          </table:table-cell>
          <table:table-cell table:style-name="ce119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11]; COUNTA([.C$12:.C13]); &quot;.&quot;)" office:value-type="string" office:string-value="4.2.2.">
            <text:p>4.2.2.</text:p>
          </table:table-cell>
          <table:table-cell table:style-name="ce119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11]; COUNTA([.C$12:.C14]); &quot;.&quot;)" office:value-type="string" office:string-value="4.2.3.">
            <text:p>4.2.3.</text:p>
          </table:table-cell>
          <table:table-cell table:style-name="ce119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11]; COUNTA([.C$12:.C15]); &quot;.&quot;)" office:value-type="string" office:string-value="4.2.4.">
            <text:p>4.2.4.</text:p>
          </table:table-cell>
          <table:table-cell table:style-name="ce119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 table:number-columns-repeated="2"/>
          <table:table-cell table:style-name="ce119"/>
          <table:table-cell office:value-type="string">
            <text:p>&gt; SourceForge requires the file to contain 'readme' in the name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Note: The distribution packages will be packed in a further step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 table:style-name="ce106"/>
          <table:table-cell table:style-name="ce112" table:formula="of:=CONCATENATE([.A$3]; &quot;.&quot;; COUNTA([.B$5:.B20]); &quot;.&quot;)" office:value-type="string" office:string-value="4.3.">
            <text:p>4.3.</text:p>
          </table:table-cell>
          <table:table-cell table:style-name="ce115"/>
          <table:table-cell table:style-name="ce118"/>
          <table:table-cell table:style-name="ce115" office:value-type="string">
            <text:p>Re-Build YAT</text:p>
          </table:table-cell>
          <table:table-cell table:style-name="ce115"/>
          <table:table-cell table:style-name="ce126" office:value-type="time" office:time-value="PT00H20M00S">
            <text:p>00:20</text:p>
          </table:table-cell>
          <table:table-cell table:style-name="ce131"/>
          <table:table-cell table:style-name="ce126" table:formula="of:=MAX([.I$1:.I19])+[.G20]" office:value-type="time" office:time-value="PT16H30M00S">
            <text:p>16:30</text:p>
          </table:table-cell>
          <table:table-cell table:style-name="ce132"/>
          <table:table-cell table:style-name="ce106"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1]); &quot;.&quot;)" office:value-type="string" office:string-value="4.3.1.">
            <text:p>4.3.1.</text:p>
          </table:table-cell>
          <table:table-cell table:style-name="ce119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Optimize for speed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3]); &quot;.&quot;)" office:value-type="string" office:string-value="4.3.2.">
            <text:p>4.3.2.</text:p>
          </table:table-cell>
          <table:table-cell table:style-name="ce119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Optimize for size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5]); &quot;.&quot;)" office:value-type="string" office:string-value="4.3.3.">
            <text:p>4.3.3.</text:p>
          </table:table-cell>
          <table:table-cell table:style-name="ce119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Reduces the risk of mistakenly taking the wrong assembl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Check the intermediate folders of "\YAT\YAT\bin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8]); &quot;.&quot;)" office:value-type="string" office:string-value="4.3.4.">
            <text:p>4.3.4.</text:p>
          </table:table-cell>
          <table:table-cell table:style-name="ce119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Build "Setup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Build "Setup with Prerequisites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31]); &quot;.&quot;)" office:value-type="string" office:string-value="4.3.5.">
            <text:p>4.3.5.</text:p>
          </table:table-cell>
          <table:table-cell table:style-name="ce119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Reduces the risk of mistakenly taking the wrong assembl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20]; COUNTA([.C$21:.C33]); &quot;.&quot;)" office:value-type="string" office:string-value="4.3.6.">
            <text:p>4.3.6.</text:p>
          </table:table-cell>
          <table:table-cell table:style-name="ce119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 table:number-columns-repeated="2"/>
          <table:table-cell table:style-name="ce119"/>
          <table:table-cell office:value-type="string">
            <text:p>&gt; Build "Setup" configuration for "AnyCPU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 table:number-columns-repeated="2"/>
          <table:table-cell table:style-name="ce119"/>
          <table:table-cell office:value-type="string">
            <text:p>&gt; Build "Setup with Prerequisites" configuration for "AnyCPU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20]; COUNTA([.C$21:.C36]); &quot;.&quot;)" office:value-type="string" office:string-value="4.3.7.">
            <text:p>4.3.7.</text:p>
          </table:table-cell>
          <table:table-cell table:style-name="ce119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/>
          <table:table-cell table:style-name="ce117"/>
          <table:table-cell office:value-type="string">
            <text:p>&gt; Reduces the risk of mistakenly taking the wrong assembl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 table:number-rows-repeated="65505">
          <table:table-cell/>
          <table:table-cell table:style-name="ce113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2])" office:value-type="time" office:time-value="PT00H30M00S">
            <text:p>00:3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2])" office:value-type="time" office:time-value="PT17H40M00S">
            <text:p>17:4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$5: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7H25M00S">
            <text:p>17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6.1.2.">
            <text:p>6.1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SVN &gt; Repo-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 in tree-vie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6]); &quot;.&quot;)" office:value-type="string" office:string-value="6.1.3.">
            <text:p>6.1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8]" office:value-type="time" office:time-value="PT17H40M00S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8]; COUNTA([.C$19:.C1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8]; COUNTA([.C$19:.C20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Create the 4 according .zip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64_(64-bit)_with_.NET_runtim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86_(32-bit)_with_.NET_runtime"</text:p>
          </table:table-cell>
          <table:table-cell table:number-columns-repeated="1019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1H00M00S">
            <text:p>01:0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11])" office:value-type="time" office:time-value="PT18H10M00S">
            <text:p>18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ntended order: x86.NET – x64.NET – x86 – x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34" office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1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4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3])+[.G24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4]; COUNTA([.C$25:.C25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7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8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Verify contents of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1]); &quot;.&quot;)" office:value-type="string" office:string-value="7.4.">
            <text:p>7.4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30])+[.G31]" office:value-type="time" office:time-value="PT18H10M00S">
            <text:p>18:1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7.4.1.">
            <text:p>7.4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5])" office:value-type="time" office:time-value="PT02H10M00S">
            <text:p>02:10</text:p>
          </table:table-cell>
          <table:table-cell table:style-name="ce48" table:formula="of:=['7. Upload'.$J$3]" office:value-type="time" office:time-value="PT18H10M00S">
            <text:p>18:10</text:p>
          </table:table-cell>
          <table:table-cell table:style-name="ce54" table:formula="of:=MAX([.I4:.I65535])" office:value-type="time" office:time-value="PT20H00M00S">
            <text:p>20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25M00S">
            <text:p>18:2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158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 (Attention: Mail delay up to 60 min !!!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40M00S">
            <text:p>18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encoded in Uni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Encoding &gt; Uni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end as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7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8]); &quot;.&quot;)" office:value-type="string" office:string-value="8.2.8.">
            <text:p>8.2.8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0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9])+[.G30]" office:value-type="time" office:time-value="PT18H45M00S">
            <text:p>18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0]; COUNTA([.C$31:.C31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0]; COUNTA([.C$31:.C32]); &quot;.&quot;)" office:value-type="string" office:string-value="8.3.2.">
            <text:p>8.3.2.</text:p>
          </table:table-cell>
          <table:table-cell table:style-name="ce41" office:value-type="string">
            <text:p></text:p>
          </table:table-cell>
          <table:table-cell office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4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3])+[.G34]" office:value-type="time" office:time-value="PT19H00M00S">
            <text:p>1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4]; COUNTA([.C$35:.C35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6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7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8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9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0]); &quot;.&quot;)" office:value-type="string" office:string-value="8.4.6.">
            <text:p>8.4.6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1]); &quot;.&quot;)" office:value-type="string" office:string-value="8.4.7.">
            <text:p>8.4.7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2]); &quot;.&quot;)" office:value-type="string" office:string-value="8.4.8.">
            <text:p>8.4.8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3]); &quot;.&quot;)" office:value-type="string" office:string-value="8.4.9.">
            <text:p>8.4.9.</text:p>
          </table:table-cell>
          <table:table-cell table:style-name="ce41" office:value-type="string">
            <text:p></text:p>
          </table:table-cell>
          <table:table-cell office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5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4])+[.G45]" office:value-type="time" office:time-value="PT19H15M00S">
            <text:p>19:1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5]; COUNTA([.C$46:.C46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5]; COUNTA([.C$46:.C48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50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 (wait for a few days in case of a severe issue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9])+[.G50]" office:value-type="time" office:time-value="PT19H30M00S">
            <text:p>19:30</text:p>
          </table:table-cell>
          <table:table-cell table:style-name="ce58"/>
          <table:table-cell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1]); &quot;.&quot;)" office:value-type="string" office:string-value="8.6.1.">
            <text:p>8.6.1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ALAZ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ll versions must be incremented to ensure proper installation/update!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3]); &quot;.&quot;)" office:value-type="string" office:string-value="8.6.2.">
            <text:p>8.6.2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MKY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4]); &quot;.&quot;)" office:value-type="string" office:string-value="8.6.3.">
            <text:p>8.6.3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MKY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89"/>
          <table:table-cell table:style-name="ce157"/>
          <table:table-cell table:style-name="ce89" office:value-type="string">
            <text:p>&gt; Add 'Development', e.g. '// MKY Development Version 1.0.14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6]); &quot;.&quot;)" office:value-type="string" office:string-value="8.6.4.">
            <text:p>8.6.4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NUni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0]; COUNTA([.C$51:.C57]); &quot;.&quot;)" office:value-type="string" office:string-value="8.6.5.">
            <text:p>8.6.5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NUni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89"/>
          <table:table-cell table:style-name="ce157"/>
          <table:table-cell table:style-name="ce89" office:value-type="string">
            <text:p>&gt; Add 'Development', e.g. '// NUnit Development Version 1.0.11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9]); &quot;.&quot;)" office:value-type="string" office:string-value="8.6.6.">
            <text:p>8.6.6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YA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60]); &quot;.&quot;)" office:value-type="string" office:string-value="8.6.7.">
            <text:p>8.6.7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YA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89"/>
          <table:table-cell table:style-name="ce157"/>
          <table:table-cell table:style-name="ce89" office:value-type="string">
            <text:p>&gt; Add 'Development', e.g. '// YAT 2.0 Gamma 2 Development Version 1.99.35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62]); &quot;.&quot;)" office:value-type="string" office:string-value="8.6.8.">
            <text:p>8.6.8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name post fix in "YAT.Utilities.ApplicationInfo"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dd 'Development' to clearly state that files are non-released revision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number-columns-repeated="2"/>
          <table:table-cell table:style-name="ce35" table:formula="of:=CONCATENATE([.B$50]; COUNTA([.C$51:.C64]); &quot;.&quot;)" office:value-type="string" office:string-value="8.6.9.">
            <text:p>8.6.9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0]; COUNTA([.C$51:.C66]); &quot;.&quot;)" office:value-type="string" office:string-value="8.6.10.">
            <text:p>8.6.10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8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3])+[.G68]" office:value-type="time" office:time-value="PT19H45M00S">
            <text:p>19:4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68]; COUNTA([.C$69:.C69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1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70])+[.G71]" office:value-type="time" office:time-value="PT19H50M00S">
            <text:p>19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1]; COUNTA([.C$72:.C72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4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7])+[.G74]" office:value-type="time" office:time-value="PT20H00M00S">
            <text:p>20:0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4]; COUNTA([.C$75:.C75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4]; COUNTA([.C$75:.C76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13.06.2015</text:date>, <text:time>13:34:0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0DT4H11M27S</meta:editing-duration>
    <meta:editing-cycles>141</meta:editing-cycles>
    <meta:generator>OpenOffice/4.1.1$Win32 OpenOffice.org_project/411m6$Build-9775</meta:generator>
    <meta:initial-creator>Matthias Kläy</meta:initial-creator>
    <dc:date>2015-06-13T13:34:08.71</dc:date>
    <meta:print-date>2015-06-01T21:40:41.71</meta:print-date>
    <dc:creator>Matthias Kläy</dc:creator>
    <meta:printed-by>Matthias Kläy</meta:printed-by>
    <meta:document-statistic meta:table-count="9" meta:cell-count="963" meta:object-count="0"/>
  </office:meta>
</office:document-meta>
</file>